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305cm" style:rel-column-width="5031*"/>
    </style:style>
    <style:style style:name="Tabela1.B" style:family="table-column">
      <style:table-column-properties style:column-width="15.695cm" style:rel-column-width="60504*"/>
    </style:style>
    <style:style style:name="Tabela1.A1" style:family="table-cell">
      <style:table-cell-properties style:writing-mode="page"/>
    </style:style>
    <style:style style:name="Tabela1.A2" style:family="table-cell" style:data-style-name="N0">
      <style:table-cell-properties style:writing-mode="page"/>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style:writing-mode="page"/>
    </style:style>
    <style:style style:name="Tabela2.B2" style:family="table-cell" style:data-style-name="N0">
      <style:table-cell-properties style:writing-mode="page"/>
    </style:style>
    <style:style style:name="P1" style:family="paragraph" style:parent-style-name="Text_20_body">
      <style:text-properties officeooo:rsid="000cc48b" officeooo:paragraph-rsid="000cc48b"/>
    </style:style>
    <style:style style:name="P2" style:family="paragraph" style:parent-style-name="Text_20_body">
      <style:text-properties officeooo:rsid="000d7edb" officeooo:paragraph-rsid="000d7edb"/>
    </style:style>
    <style:style style:name="P3" style:family="paragraph" style:parent-style-name="Text_20_body">
      <style:text-properties officeooo:rsid="000f29d3" officeooo:paragraph-rsid="000f29d3"/>
    </style:style>
    <style:style style:name="P4" style:family="paragraph" style:parent-style-name="Text_20_body">
      <style:text-properties officeooo:rsid="0011d143" officeooo:paragraph-rsid="0011d143"/>
    </style:style>
    <style:style style:name="P5" style:family="paragraph" style:parent-style-name="Text_20_body">
      <style:text-properties officeooo:rsid="00123a63" officeooo:paragraph-rsid="00123a63"/>
    </style:style>
    <style:style style:name="P6" style:family="paragraph" style:parent-style-name="Text_20_body">
      <style:text-properties officeooo:rsid="00137a92" officeooo:paragraph-rsid="00137a92"/>
    </style:style>
    <style:style style:name="P7" style:family="paragraph" style:parent-style-name="Text_20_body">
      <style:text-properties officeooo:paragraph-rsid="00164114"/>
    </style:style>
    <style:style style:name="P8" style:family="paragraph" style:parent-style-name="Text_20_body">
      <style:text-properties officeooo:rsid="0017a2ec" officeooo:paragraph-rsid="0017a2ec"/>
    </style:style>
    <style:style style:name="P9" style:family="paragraph" style:parent-style-name="Text_20_body">
      <style:text-properties officeooo:rsid="0017b2c2" officeooo:paragraph-rsid="0017b2c2"/>
    </style:style>
    <style:style style:name="P10" style:family="paragraph" style:parent-style-name="Text_20_body">
      <style:text-properties officeooo:rsid="001a0565" officeooo:paragraph-rsid="001a0565"/>
    </style:style>
    <style:style style:name="P11" style:family="paragraph" style:parent-style-name="Text_20_body">
      <style:text-properties officeooo:rsid="001ab479" officeooo:paragraph-rsid="001ab479"/>
    </style:style>
    <style:style style:name="P12" style:family="paragraph" style:parent-style-name="Text_20_body">
      <style:text-properties fo:color="#000000" loext:opacity="100%" style:font-name="Liberation Serif" officeooo:rsid="001ab479" officeooo:paragraph-rsid="001ab479"/>
    </style:style>
    <style:style style:name="P13" style:family="paragraph" style:parent-style-name="Table_20_Contents">
      <style:text-properties officeooo:rsid="000f29d3"/>
    </style:style>
    <style:style style:name="P14" style:family="paragraph" style:parent-style-name="Table_20_Contents">
      <style:text-properties officeooo:rsid="000f29d3" officeooo:paragraph-rsid="000f29d3"/>
    </style:style>
    <style:style style:name="P15" style:family="paragraph" style:parent-style-name="Table_20_Contents">
      <style:text-properties officeooo:rsid="00109734" officeooo:paragraph-rsid="00109734"/>
    </style:style>
    <style:style style:name="P16" style:family="paragraph" style:parent-style-name="Table_20_Contents">
      <style:text-properties officeooo:rsid="00137a92" officeooo:paragraph-rsid="00137a92"/>
    </style:style>
    <style:style style:name="P17" style:family="paragraph" style:parent-style-name="Treść_20_tekstu2">
      <style:text-properties officeooo:paragraph-rsid="0017a2ec"/>
    </style:style>
    <style:style style:name="P18" style:family="paragraph" style:parent-style-name="Text_20_body" style:list-style-name="L1">
      <style:text-properties officeooo:paragraph-rsid="00164114"/>
    </style:style>
    <style:style style:name="P19" style:family="paragraph" style:parent-style-name="Text_20_body" style:list-style-name="L2">
      <style:text-properties officeooo:paragraph-rsid="00164114"/>
    </style:style>
    <style:style style:name="P20" style:family="paragraph" style:parent-style-name="Text_20_body" style:list-style-name="L4">
      <style:text-properties officeooo:rsid="0017b2c2" officeooo:paragraph-rsid="0017b2c2"/>
    </style:style>
    <style:style style:name="P21" style:family="paragraph" style:parent-style-name="Text_20_body" style:list-style-name="L5">
      <style:text-properties officeooo:rsid="0017b2c2" officeooo:paragraph-rsid="0017b2c2"/>
    </style:style>
    <style:style style:name="P22" style:family="paragraph" style:parent-style-name="Text_20_body" style:list-style-name="L6">
      <style:text-properties officeooo:rsid="0017b2c2" officeooo:paragraph-rsid="001a0565"/>
    </style:style>
    <style:style style:name="P23" style:family="paragraph" style:parent-style-name="Text_20_body" style:list-style-name="L4">
      <style:text-properties officeooo:rsid="0017a2ec" officeooo:paragraph-rsid="0017b2c2"/>
    </style:style>
    <style:style style:name="P24" style:family="paragraph" style:parent-style-name="Text_20_body" style:list-style-name="L6">
      <style:text-properties officeooo:rsid="001a0565" officeooo:paragraph-rsid="001a0565"/>
    </style:style>
    <style:style style:name="P25" style:family="paragraph" style:parent-style-name="Text_20_body" style:list-style-name="L7">
      <style:text-properties officeooo:rsid="001a0565" officeooo:paragraph-rsid="001a0565"/>
    </style:style>
    <style:style style:name="P26" style:family="paragraph" style:parent-style-name="Treść_20_tekstu2" style:list-style-name="L3"/>
    <style:style style:name="P27" style:family="paragraph" style:parent-style-name="Treść_20_tekstu2" style:list-style-name="L3">
      <style:text-properties officeooo:paragraph-rsid="00164114"/>
    </style:style>
    <style:style style:name="P28" style:family="paragraph" style:parent-style-name="Treść_20_tekstu2" style:list-style-name="L3">
      <style:text-properties officeooo:paragraph-rsid="0017a2ec"/>
    </style:style>
    <style:style style:name="T1" style:family="text">
      <style:text-properties officeooo:rsid="000d7edb"/>
    </style:style>
    <style:style style:name="T2" style:family="text">
      <style:text-properties fo:color="#800080" loext:opacity="100%"/>
    </style:style>
    <style:style style:name="T3" style:family="text">
      <style:text-properties fo:color="#800080" loext:opacity="100%" style:font-name="Liberation Mono"/>
    </style:style>
    <style:style style:name="T4" style:family="text">
      <style:text-properties fo:color="#800080" loext:opacity="100%" style:font-name="Liberation Mono" officeooo:rsid="001ab479"/>
    </style:style>
    <style:style style:name="T5" style:family="text">
      <style:text-properties fo:color="#800080" loext:opacity="100%" style:font-name="Liberation Mono" officeooo:rsid="001ab479" fo:background-color="transparent" loext:char-shading-value="0"/>
    </style:style>
    <style:style style:name="T6" style:family="text">
      <style:text-properties style:font-name="Liberation Serif"/>
    </style:style>
    <style:style style:name="T7" style:family="text">
      <style:text-properties style:font-name="Liberation Serif" officeooo:rsid="0017a2ec"/>
    </style:style>
    <style:style style:name="T8" style:family="text">
      <style:text-properties fo:color="#000000" loext:opacity="100%" style:font-name="Liberation Serif"/>
    </style:style>
    <style:style style:name="T9" style:family="text">
      <style:text-properties fo:color="#000000" loext:opacity="100%" style:font-name="Liberation Serif" officeooo:rsid="00137a92"/>
    </style:style>
    <style:style style:name="T10" style:family="text">
      <style:text-properties fo:color="#000000" loext:opacity="100%" style:font-name="Liberation Serif" officeooo:rsid="00164114"/>
    </style:style>
    <style:style style:name="T11" style:family="text">
      <style:text-properties fo:color="#000000" loext:opacity="100%" style:font-name="Liberation Serif" officeooo:rsid="00164114" style:font-name-asian="MS Gothic" style:font-name-complex="Liberation Mono"/>
    </style:style>
    <style:style style:name="T12" style:family="text">
      <style:text-properties fo:color="#000000" loext:opacity="100%" style:font-name="Liberation Serif" officeooo:rsid="001ab479"/>
    </style:style>
    <style:style style:name="T13" style:family="text">
      <style:text-properties officeooo:rsid="0017b2c2"/>
    </style:style>
    <style:style style:name="T14" style:family="text">
      <style:text-properties officeooo:rsid="001a0565"/>
    </style:style>
    <style:style style:name="T15" style:family="text">
      <style:text-properties officeooo:rsid="001ab479"/>
    </style:style>
    <style:style style:name="T16" style:family="text">
      <style:text-properties officeooo:rsid="001be70f"/>
    </style:style>
    <style:style style:name="T17" style:family="text">
      <style:text-properties officeooo:rsid="001e6cdb"/>
    </style:style>
    <style:style style:name="T18" style:family="text">
      <style:text-properties officeooo:rsid="001f5d44"/>
    </style:style>
    <style:style style:name="T19" style:family="text">
      <style:text-properties officeooo:rsid="00203c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2.1 Wojownik</text:h>
      <text:p text:style-name="P1">Fantasy/Baśń: Wojownik, rycerz, barbarzyńca, żołnierz, walkyria.</text:p>
      <text:p text:style-name="P1">Współczesność/Horror/Romans: policjant, żołnierz, strażnik, detektyw, ochroniarz, atleta.</text:p>
      <text:p text:style-name="P1">Science fiction: oficer bezpieczeństwa, wojownik, żołnierz, najemnik, </text:p>
      <text:p text:style-name="P1">Super<text:span text:style-name="T16">bohaterowie</text:span>/Post-apokalipsa: bohater </text:p>
      <text:p text:style-name="P1">Jesteś dobrym sprzymierzeńcem w potyczce. Wiesz, jak korzystać z broni i chronić siebie. W zależności od konwencji i settingu, może to znaczyć, że nosisz miecz i tarczę na arenie gladiatorów, posiadasz karabin maszynowy i zestaw granatów przydatne w wymianie ognia, lub posiadasz blastera i zasilany pancerz, z których korzystasz na obcej planecie.</text:p>
      <text:p text:style-name="P1">Rola w grze: Wojownicy są fizyczni i zorientowani na akcję. Cześciej rozwiązują problemy, korzystając z siły, niż na inne sposoby, i często wybierają najprostszą drogę do osiągnięcia swoich celów. </text:p>
      <text:p text:style-name="P1">Rola w drużynie: Wojownicy najczęściej zadają i biorą na klatę najwięcej obrażeń w bitwie. To od nich zależy obrona reszty członków drużyny przed atakami. To czasami oznacza, że wojownicy bywają liderami, przynajmniej w walce i w obliczu innych niebezpieczeństw.</text:p>
      <text:p text:style-name="P1">Rola społeczna: <text:span text:style-name="T1">Wojownicy nie zawsze są żołnierzami lub najemnikami. Każdy, kto jest gotów do odrobinę przemocy w swoim życiu, lub choćby jej potencjał, może być Wojownikiem, mówiąc ogólnikowo. Wliczają się w to strażnicy, policjanci, marynarze lub ludzie innych profesji, którzy wiedzą, jak się bronić.</text:span></text:p>
      <text:p text:style-name="P2">Zaawansowani Wojownicy: W miarę, jak wojownicy awansują na poziomy, ich umiejętności bitewne – zarówno obrony, jak i ataku – zwiększają się do niemożliwych poziomów. Na wyższych poziomach, mogą oni często przeciwstawić się grupom wrogów lub stanąć 1-na-1 przeciwko dowolnemu przeciwnikowi.</text:p>
      <text:p text:style-name="P3">Historia Wojownika</text:p>
      <text:p text:style-name="P3">Twój typ pomaga Ci określić połączenie Twojej postaci z settingiem. Rzuć k20 lub wybierz z poniższej listy, by określić pewien fakt odnośnie Twojej historii, który łączy Twoją postać ze światem. Możesz także stworzyć swój własny fakt historyczny.</text:p>
      <table:table table:name="Tabela1" table:style-name="Tabela1">
        <table:table-column table:style-name="Tabela1.A"/>
        <table:table-column table:style-name="Tabela1.B"/>
        <table:table-row table:style-name="TableLine2021638464736">
          <table:table-cell table:style-name="Tabela1.A1" office:value-type="string">
            <text:p text:style-name="P14">k20</text:p>
          </table:table-cell>
          <table:table-cell table:style-name="Tabela1.A1" office:value-type="string">
            <text:p text:style-name="P14">Fakt historyczny</text:p>
          </table:table-cell>
        </table:table-row>
        <table:table-row table:style-name="TableLine2021638462560">
          <table:table-cell table:style-name="Tabela1.A2" office:value-type="float" office:value="1">
            <text:p text:style-name="P14">1</text:p>
          </table:table-cell>
          <table:table-cell table:style-name="Tabela1.A1" office:value-type="string">
            <text:p text:style-name="P14">Byłeś w armii i dalej masz przyjaciół, którzy tam są. Twój były dowódca dobrze Cię pamięta.</text:p>
          </table:table-cell>
        </table:table-row>
        <table:table-row table:style-name="TableLine2021638468272">
          <table:table-cell table:style-name="Tabela1.A2" office:value-type="float" office:value="2">
            <text:p text:style-name="P14">2</text:p>
          </table:table-cell>
          <table:table-cell table:style-name="Tabela1.A1" office:value-type="string">
            <text:p text:style-name="P14">Byłeś ochroniarzem bogatej kobiety, która oskarżyła Cię o kradzież. Opuściłeś jej służbę w cieniu podejrzeń.</text:p>
          </table:table-cell>
        </table:table-row>
        <table:table-row table:style-name="TableLine2021638465552">
          <table:table-cell table:style-name="Tabela1.A2" office:value-type="float" office:value="3">
            <text:p text:style-name="P14">3</text:p>
          </table:table-cell>
          <table:table-cell table:style-name="Tabela1.A1" office:value-type="string">
            <text:p text:style-name="P14">Byłeś ochroniarzem lokalnego baru, i właściciele pamiętają Cię.</text:p>
          </table:table-cell>
        </table:table-row>
        <table:table-row table:style-name="TableLine2021638469088">
          <table:table-cell table:style-name="Tabela1.A2" office:value-type="float" office:value="4">
            <text:p text:style-name="P14">4</text:p>
          </table:table-cell>
          <table:table-cell table:style-name="Tabela1.A1" office:value-type="string">
            <text:p text:style-name="P14">Trenowałeś z szanowanym mentorem. Trzyma on Cię w estymie, ale ma wielu wrogów.</text:p>
          </table:table-cell>
        </table:table-row>
        <table:table-row table:style-name="TableLine2021638465824">
          <table:table-cell table:style-name="Tabela1.A2" office:value-type="float" office:value="5">
            <text:p text:style-name="P14">5</text:p>
          </table:table-cell>
          <table:table-cell table:style-name="Tabela1.A1" office:value-type="string">
            <text:p text:style-name="P14">Trenowałeś w odosobnionym zakonie. Mnisi myślą o Tobie jak o bracie, ale dla wszystkich innych jesteś obcym.</text:p>
          </table:table-cell>
        </table:table-row>
        <table:table-row table:style-name="TableLine2021638459024">
          <table:table-cell table:style-name="Tabela1.A2" office:value-type="float" office:value="6">
            <text:p text:style-name="P14">6</text:p>
          </table:table-cell>
          <table:table-cell table:style-name="Tabela1.A1" office:value-type="string">
            <text:p text:style-name="P13">Nie masz formalnego wyszkolenia. Twoje zdolności po prostu są (naturalnie bądź nie).</text:p>
          </table:table-cell>
        </table:table-row>
        <table:table-row table:style-name="TableLine2021638466368">
          <table:table-cell table:style-name="Tabela1.A2" office:value-type="float" office:value="7">
            <text:p text:style-name="P14">7</text:p>
          </table:table-cell>
          <table:table-cell table:style-name="Tabela1.A1" office:value-type="string">
            <text:p text:style-name="P14">Spędziłeś czas na ulicach i byłeś przez pewien czas w więzieniu.</text:p>
          </table:table-cell>
        </table:table-row>
        <table:table-row table:style-name="TableLine2021638466912">
          <table:table-cell table:style-name="Tabela1.A2" office:value-type="float" office:value="8">
            <text:p text:style-name="P14">8</text:p>
          </table:table-cell>
          <table:table-cell table:style-name="Tabela1.A1" office:value-type="string">
            <text:p text:style-name="P14">Zapisano Cię do służby wojskowej, ale uciekłeś po niedługim czasie.</text:p>
          </table:table-cell>
        </table:table-row>
        <table:table-row table:style-name="TableLine2021638470176">
          <table:table-cell table:style-name="Tabela1.A2" office:value-type="float" office:value="9">
            <text:p text:style-name="P14">9</text:p>
          </table:table-cell>
          <table:table-cell table:style-name="Tabela1.A1" office:value-type="string">
            <text:p text:style-name="P15">Służyłeś jako ochroniarz dla potężnego kryminalisty, który teraz jest CI winny życie.</text:p>
          </table:table-cell>
        </table:table-row>
        <table:table-row table:style-name="TableLine2021638470720">
          <table:table-cell table:style-name="Tabela1.A2" office:value-type="float" office:value="10">
            <text:p text:style-name="P15">10</text:p>
          </table:table-cell>
          <table:table-cell table:style-name="Tabela1.A1" office:value-type="string">
            <text:p text:style-name="P15">Pracowałeś jako oficer policji lub detektyw. Każdy Cię zna, ale opinie o Tobie są różne.</text:p>
          </table:table-cell>
        </table:table-row>
        <text:soft-page-break/>
        <table:table-row table:style-name="TableLine2021638471808">
          <table:table-cell table:style-name="Tabela1.A2" office:value-type="float" office:value="11">
            <text:p text:style-name="P15">11</text:p>
          </table:table-cell>
          <table:table-cell table:style-name="Tabela1.A1" office:value-type="string">
            <text:p text:style-name="P15">Twoje starsze rodzeństwo to niesłynna postać, która żyje w hańbie. </text:p>
          </table:table-cell>
        </table:table-row>
        <table:table-row table:style-name="TableLine2021638460112">
          <table:table-cell table:style-name="Tabela1.A2" office:value-type="float" office:value="12">
            <text:p text:style-name="P15">12</text:p>
          </table:table-cell>
          <table:table-cell table:style-name="Tabela1.A1" office:value-type="string">
            <text:p text:style-name="P15">Służyłeś jako strażnik komuś, kto dużo podróżował. Znasz ludzi w wielu miejscach.</text:p>
          </table:table-cell>
        </table:table-row>
        <table:table-row table:style-name="TableLine2021638456848">
          <table:table-cell table:style-name="Tabela1.A2" office:value-type="float" office:value="13">
            <text:p text:style-name="P15">13</text:p>
          </table:table-cell>
          <table:table-cell table:style-name="Tabela1.A1" office:value-type="string">
            <text:p text:style-name="P15">Twój najlepszy przyjaciel to nauczyciel lub badacz. Jest on świetnym źródłem wiedzy.</text:p>
          </table:table-cell>
        </table:table-row>
        <table:table-row table:style-name="TableLine2021638460656">
          <table:table-cell table:style-name="Tabela1.A2" office:value-type="float" office:value="14">
            <text:p text:style-name="P15">14</text:p>
          </table:table-cell>
          <table:table-cell table:style-name="Tabela1.A1" office:value-type="string">
            <text:p text:style-name="P15">Ty i Twój przyjaciel palicie ten sam rodzaj rzadkiego, drogiego tytoniu. Spotykacie się co tydzień, by porozmawiać i zapalić.</text:p>
          </table:table-cell>
        </table:table-row>
        <table:table-row table:style-name="TableLine2021638472624">
          <table:table-cell table:style-name="Tabela1.A2" office:value-type="float" office:value="15">
            <text:p text:style-name="P15">15</text:p>
          </table:table-cell>
          <table:table-cell table:style-name="Tabela1.A1" office:value-type="string">
            <text:p text:style-name="P15">Twój wuj prowadzi teatr w mieśćie. Znasz wszystkich aktorów i masz wolny wstęp na występy.</text:p>
          </table:table-cell>
        </table:table-row>
        <table:table-row table:style-name="TableLine2021638462016">
          <table:table-cell table:style-name="Tabela1.A2" office:value-type="float" office:value="16">
            <text:p text:style-name="P15">16</text:p>
          </table:table-cell>
          <table:table-cell table:style-name="Tabela1.A1" office:value-type="string">
            <text:p text:style-name="P15">Twój przyjaciel-rzemieślnik czasami prosi Cię o pomoc. Jednakże, płaci on dobrze.</text:p>
          </table:table-cell>
        </table:table-row>
        <table:table-row table:style-name="TableLine2021638460928">
          <table:table-cell table:style-name="Tabela1.A2" office:value-type="float" office:value="17">
            <text:p text:style-name="P15">17</text:p>
          </table:table-cell>
          <table:table-cell table:style-name="Tabela1.A1" office:value-type="string">
            <text:p text:style-name="P15">Twój mentor napisał książkę o sztukach walki. Czasami ludzie pragną Cię odszukać i zapytać o jej dziwne zapisy.</text:p>
          </table:table-cell>
        </table:table-row>
        <table:table-row table:style-name="TableLine2021638461472">
          <table:table-cell table:style-name="Tabela1.A2" office:value-type="float" office:value="18">
            <text:p text:style-name="P15">18</text:p>
          </table:table-cell>
          <table:table-cell table:style-name="Tabela1.A1" office:value-type="string">
            <text:p text:style-name="P15">Ktoś, z kim walczyłeś ramię w ramię w armii, teraz jest burmistrzem lokalnego miasteczka.</text:p>
          </table:table-cell>
        </table:table-row>
        <table:table-row table:style-name="TableLine2021638462832">
          <table:table-cell table:style-name="Tabela1.A2" office:value-type="float" office:value="19">
            <text:p text:style-name="P15">19</text:p>
          </table:table-cell>
          <table:table-cell table:style-name="Tabela1.A1" office:value-type="string">
            <text:p text:style-name="P15">Ocaliłeś życie rodziny, gdy jej dom płonął. Mają oni u Ciebie dług, a ich sąsiedzi traktują Ciebie jak bohatera.</text:p>
          </table:table-cell>
        </table:table-row>
        <table:table-row table:style-name="TableLine2021638485680">
          <table:table-cell table:style-name="Tabela1.A2" office:value-type="float" office:value="20">
            <text:p text:style-name="P15">20</text:p>
          </table:table-cell>
          <table:table-cell table:style-name="Tabela1.A1" office:value-type="string">
            <text:p text:style-name="P15">Twój stary trener dalej spodziewa się, że wrócisz i sprzątniesz po jego zajęciach, gdy to robisz, dzieli się on z Tobą okazjonalnie ciekawymi plotkami.</text:p>
          </table:table-cell>
        </table:table-row>
      </table:table>
      <text:p text:style-name="P3"/>
      <text:p text:style-name="P4">WOJOWNIK – WTRĄCENIA GRACZA</text:p>
      <text:p text:style-name="P5">Możesz wydać 1 PD by skorzystać z poniższych wtrąceń gracza, jeśli jest to stosowne do sytuacji, a MG się zgodzi.</text:p>
      <text:p text:style-name="P5">Perfekcyjna pozycja: Walczysz przynajmniej z trzema wrogami i każdy z nich stoi w odpowiednim miejscu, możesz więc wykorzystać ruch, który ćwiczyłeś dawno temu, co pozwala Ci zaatakować wszystkich trzech w jednej akcji. Wykonaj odrębne rzuty na atak dla kazego z wrogów. Jesteś ograniczony Wysiłkiem, który możesz wykorzystać w jednej akcji.</text:p>
      <text:p text:style-name="P5">Stary Przyjaciel: Towarzysz borni z przeszłości pojawia sięnagle i pomaga w tym, co teraz robisz. Jest on na własnej misji i nie może zostać dłużej niż czas potrzebny na udzielenie pomocy, porozmawianie przez chwilę i być może na wspólne zjedzenie szybkiego posiłku.</text:p>
      <text:p text:style-name="Text_20_body">Słabość Broni: Broń Twojego przeciwnika ma słaby punkt. Podczas walki, szybko się ona psuje i spada o dwa stopnie w dół na <text:span text:style-name="Source_20_Text"><text:span text:style-name="T2">liczniku obrażeń przedmiotu</text:span></text:span>.</text:p>
      <text:p text:style-name="P6">PULE STATYSTYK WOJOWNIKA</text:p>
      <table:table table:name="Tabela2" table:style-name="Tabela2">
        <table:table-column table:style-name="Tabela2.A"/>
        <table:table-column table:style-name="Tabela2.B"/>
        <table:table-row table:style-name="TableLine2021638463376">
          <table:table-cell table:style-name="Tabela2.A1" office:value-type="string">
            <text:p text:style-name="P16">Statystyka</text:p>
          </table:table-cell>
          <table:table-cell table:style-name="Tabela2.A1" office:value-type="string">
            <text:p text:style-name="P16"><text:span text:style-name="T17">Początkowa </text:span>Wartość Puli</text:p>
          </table:table-cell>
        </table:table-row>
        <table:table-row table:style-name="TableLine2021638477792">
          <table:table-cell table:style-name="Tabela2.A1" office:value-type="string">
            <text:p text:style-name="P16">Moc</text:p>
          </table:table-cell>
          <table:table-cell table:style-name="Tabela2.B2" office:value-type="float" office:value="10">
            <text:p text:style-name="P16">10</text:p>
          </table:table-cell>
        </table:table-row>
        <table:table-row table:style-name="TableLine2021638483504">
          <table:table-cell table:style-name="Tabela2.A1" office:value-type="string">
            <text:p text:style-name="P16">Szybkość</text:p>
          </table:table-cell>
          <table:table-cell table:style-name="Tabela2.B2" office:value-type="float" office:value="10">
            <text:p text:style-name="P16">10</text:p>
          </table:table-cell>
        </table:table-row>
        <table:table-row table:style-name="TableLine2021638487856">
          <table:table-cell table:style-name="Tabela2.A1" office:value-type="string">
            <text:p text:style-name="P16">Intelekt</text:p>
          </table:table-cell>
          <table:table-cell table:style-name="Tabela2.B2" office:value-type="float" office:value="8">
            <text:p text:style-name="P16">8</text:p>
          </table:table-cell>
        </table:table-row>
      </table:table>
      <text:p text:style-name="P6"/>
      <text:p text:style-name="P6">Otrzymujesz dodatkowe 6 punktów do podziału pomiędzy Pule, jakkolwiek sobie życzysz.</text:p>
      <text:p text:style-name="P6">WOJOWNIK PIERWSZEGO POZIOMU</text:p>
      <text:p text:style-name="P6">Pierwszo-poziomowi wojownicy mają następujące zdolności:</text:p>
      <text:p text:style-name="P6">Wysiłek: Twój Wysiłek to 1.</text:p>
      <text:p text:style-name="P6">Fizyczna Natura: Masz Skupienie w Mocy 1 i Skupienie w Szybkości 0 lub Skupienie w Mocy 0 i Skupienie w Szybkości 1. Niezależnie od tego, Twoje Skupienie w Intelekcie to 0.</text:p>
      <text:p text:style-name="P6">Korzystanie z Cypherów: Możesz nosić dwa Cyphery w danym czasie.</text:p>
      <text:p text:style-name="P6"><text:soft-page-break/>Bronie: Jesteś wytrenowany w lekkich, średnich i ciężkich broniach i nie stosuje siędo Ciebie kara za używanie jakiegokolwiek rodzaju broni. Umożliwienie.</text:p>
      <text:p text:style-name="P6">Początkowy Ekwipunek: Odpowiednie ubranie i dwie bronie Twojego wyboru, plus jeden drogi przedmiot, dwa przedmioty średniej ceny i cztery niedrogie.</text:p>
      <text:p text:style-name="Text_20_body">Specialne Zdolności: Wybierz cztery zdolności z poniższej listy. Nie możesz wybrać tej samej zdolności więcej niż raz, chyba, że jej opis mówi inaczej. Pełny opis wszystkich zdolności znajduje sięw rozdziale <text:span text:style-name="Source_20_Text"><text:span text:style-name="T2">Zdolności</text:span></text:span><text:span text:style-name="Source_20_Text"><text:span text:style-name="T8">, który także zawiera </text:span></text:span><text:span text:style-name="Source_20_Text"><text:span text:style-name="T9">opis Posmaków i zdolności Specjalizacji w pojedynczym, sporym katalogu.</text:span></text:span></text:p>
      <text:list xml:id="list3917783253" text:style-name="L1">
        <text:list-item>
          <text:p text:style-name="P18"><text:span text:style-name="Source_20_Text"><text:span text:style-name="T10">Broń Niepotrzebna</text:span></text:span></text:p>
        </text:list-item>
        <text:list-item>
          <text:p text:style-name="P18"><text:span text:style-name="Source_20_Text"><text:span text:style-name="T10">K</text:span></text:span><text:span text:style-name="Source_20_Text"><text:span text:style-name="T9">ontrol</text:span></text:span><text:span text:style-name="Source_20_Text"><text:span text:style-name="T11">a Bitewna</text:span></text:span></text:p>
        </text:list-item>
        <text:list-item>
          <text:p text:style-name="P18"><text:span text:style-name="Source_20_Text"><text:span text:style-name="T11">Na Straży</text:span></text:span></text:p>
        </text:list-item>
        <text:list-item>
          <text:p text:style-name="P18"><text:span text:style-name="Source_20_Text"><text:span text:style-name="T10">Ogłuszenie</text:span></text:span></text:p>
        </text:list-item>
        <text:list-item>
          <text:p text:style-name="P18"><text:span text:style-name="Source_20_Text"><text:span text:style-name="T10">Szybki Rzut</text:span></text:span></text:p>
        </text:list-item>
        <text:list-item>
          <text:p text:style-name="P18"><text:span text:style-name="Source_20_Text"><text:span text:style-name="T10">Ulepszone Skupienie</text:span></text:span></text:p>
        </text:list-item>
        <text:list-item>
          <text:p text:style-name="P18"><text:span text:style-name="Source_20_Text"><text:span text:style-name="T10">Umiejętności Fizyczne</text:span></text:span></text:p>
        </text:list-item>
        <text:list-item>
          <text:p text:style-name="P18"><text:span text:style-name="Source_20_Text"><text:span text:style-name="T10">Wyszkolony Bez Zbroi</text:span></text:span></text:p>
        </text:list-item>
        <text:list-item>
          <text:p text:style-name="P18"><text:span text:style-name="Source_20_Text"><text:span text:style-name="T10">Wyszkolony w Zbroi</text:span></text:span></text:p>
        </text:list-item>
      </text:list>
      <text:list xml:id="list4066020445" text:style-name="L2">
        <text:list-item>
          <text:p text:style-name="P19"><text:span text:style-name="Source_20_Text"><text:span text:style-name="T10">Zamach</text:span></text:span></text:p>
        </text:list-item>
        <text:list-item>
          <text:p text:style-name="P19"><text:span text:style-name="Source_20_Text"><text:span text:style-name="T10">Zdolności </text:span></text:span><text:span text:style-name="Source_20_Text"><text:span text:style-name="T12">B</text:span></text:span><text:span text:style-name="Source_20_Text"><text:span text:style-name="T10">ojowe</text:span></text:span></text:p>
        </text:list-item>
      </text:list>
      <text:p text:style-name="P7"><text:span text:style-name="Source_20_Text"><text:span text:style-name="T10">WOJOWNIK DRUGIEGO POZIOMU</text:span></text:span></text:p>
      <text:p text:style-name="Treść_20_tekstu2"><text:span text:style-name="Source_20_Text"><text:span text:style-name="T6">Wybierz dwie zdolności z poniższej lisy (lub z niższego poziomu) i dodaj je do swoich zdolności. Dodatkowo, możesz zamienić jedną ze zdolności niższego poziomu na inną z niższego poziomu.</text:span></text:span></text:p>
      <text:list xml:id="list340534756" text:style-name="L3">
        <text:list-item>
          <text:p text:style-name="P27"><text:span text:style-name="Source_20_Text"><text:span text:style-name="T6">Krwawienie</text:span></text:span></text:p>
        </text:list-item>
        <text:list-item>
          <text:p text:style-name="P26"><text:span text:style-name="Source_20_Text"><text:span text:style-name="T6">Miażdżący Cios</text:span></text:span></text:p>
        </text:list-item>
        <text:list-item>
          <text:p text:style-name="P28"><text:span text:style-name="Source_20_Text"><text:span text:style-name="T6">Następny Atak</text:span></text:span></text:p>
        </text:list-item>
        <text:list-item>
          <text:p text:style-name="P26"><text:span text:style-name="Source_20_Text"><text:span text:style-name="T6">Przeładowanie</text:span></text:span></text:p>
        </text:list-item>
        <text:list-item>
          <text:p text:style-name="P26"><text:span text:style-name="Source_20_Text"><text:span text:style-name="T6">Umiejętny Atak</text:span></text:span></text:p>
        </text:list-item>
        <text:list-item>
          <text:p text:style-name="P26"><text:span text:style-name="Source_20_Text"><text:span text:style-name="T6">Umiejętna Obrona</text:span></text:span></text:p>
        </text:list-item>
      </text:list>
      <text:p text:style-name="P17"><text:span text:style-name="Source_20_Text"><text:span text:style-name="T7">WOJOWNIK TRZECIEGO POZIOMU</text:span></text:span></text:p>
      <text:p text:style-name="P8">Wybierz trzy zdolności z poniższej listy (lub z niższego poziomu) i dodaj je do swoich zdolności. Dodatkowo, możesz zamienić jedną ze zdolności niższego poziomu na inną z niższego poziomu.</text:p>
      <text:list xml:id="list3614339970" text:style-name="L4">
        <text:list-item>
          <text:p text:style-name="P20">Chwytaj Moment</text:p>
        </text:list-item>
        <text:list-item>
          <text:p text:style-name="P20">Cięcie</text:p>
        </text:list-item>
        <text:list-item>
          <text:p text:style-name="P20">Cios z Wyciągnięciem</text:p>
        </text:list-item>
        <text:list-item>
          <text:p text:style-name="P20"><text:soft-page-break/>Czujność</text:p>
        </text:list-item>
        <text:list-item>
          <text:p text:style-name="P20">Ekspercki Użytkownik Cypherów</text:p>
        </text:list-item>
        <text:list-item>
          <text:p text:style-name="P23">Fur<text:span text:style-name="T13">ia</text:span></text:p>
        </text:list-item>
        <text:list-item>
          <text:p text:style-name="P20">Odporność na Energię</text:p>
        </text:list-item>
        <text:list-item>
          <text:p text:style-name="P20">Ostrzał Ciągły</text:p>
        </text:list-item>
        <text:list-item>
          <text:p text:style-name="P20">Podwójny Strzał</text:p>
        </text:list-item>
        <text:list-item>
          <text:p text:style-name="P20">Przywykły do Noszenia Zbroi</text:p>
        </text:list-item>
        <text:list-item>
          <text:p text:style-name="P23">Re<text:span text:style-name="T13">akcja</text:span></text:p>
        </text:list-item>
        <text:list-item>
          <text:p text:style-name="P20">Śmiertelna Salwa</text:p>
        </text:list-item>
      </text:list>
      <text:p text:style-name="P9">WOJOWNIK CZWARTEGO POZIOMU</text:p>
      <text:p text:style-name="P9">Wybierz dwie z poniższych zdolności (lub z niższego poziomu) i dodaj je do swoich zdolności. Dodatkowo, możesz zamienić jedną z zdolności niższego poziomu na inną z niższego poziomu.</text:p>
      <text:list xml:id="list3866296793" text:style-name="L5">
        <text:list-item>
          <text:p text:style-name="P21">Dodatkowy Wysiłek</text:p>
        </text:list-item>
        <text:list-item>
          <text:p text:style-name="P21">Doświadczony Obrońca</text:p>
        </text:list-item>
        <text:list-item>
          <text:p text:style-name="P21">Finta</text:p>
        </text:list-item>
        <text:list-item>
          <text:p text:style-name="P21">Pęd</text:p>
        </text:list-item>
        <text:list-item>
          <text:p text:style-name="P21">Przełamanie Obrony</text:p>
        </text:list-item>
        <text:list-item>
          <text:p text:style-name="P21">Wycelowanie</text:p>
        </text:list-item>
        <text:list-item>
          <text:p text:style-name="P21">Wyjątkowo Wytrzymały</text:p>
        </text:list-item>
        <text:list-item>
          <text:p text:style-name="P21">Zręczny Wojownik</text:p>
        </text:list-item>
        <text:list-item>
          <text:p text:style-name="P21">Zwiększony Efekt</text:p>
        </text:list-item>
      </text:list>
      <text:p text:style-name="P9">WOJOWNIK PIĄTEGO POZIOMU</text:p>
      <text:p text:style-name="P9">Wybierz trzy zdolności z poniższej listy (lub z niższego poziomu) i dodaj je do swoich zdolności. Dodatkowo, możesz zamienić jedną ze zdolności niższego poziomu na inną zdolność niższego poziomu.</text:p>
      <text:list xml:id="list139326538" text:style-name="L6">
        <text:list-item>
          <text:p text:style-name="P24">Atak z Wyskoku</text:p>
        </text:list-item>
        <text:list-item>
          <text:p text:style-name="P24">Blok</text:p>
        </text:list-item>
        <text:list-item>
          <text:p text:style-name="P24">Mistrzostwo Ataków</text:p>
        </text:list-item>
        <text:list-item>
          <text:p text:style-name="P22">M<text:span text:style-name="T14">istrzostwo Obrony</text:span></text:p>
        </text:list-item>
        <text:list-item>
          <text:p text:style-name="P24">Mistrzowska Biegłość w Pancerzach</text:p>
        </text:list-item>
        <text:list-item>
          <text:p text:style-name="P24">Ulepszony Sukces</text:p>
        </text:list-item>
        <text:list-item>
          <text:p text:style-name="P24">Potrójny Wystrzał</text:p>
        </text:list-item>
        <text:list-item>
          <text:p text:style-name="P24">Zaawansowany Użytkownik Cypherów</text:p>
        </text:list-item>
      </text:list>
      <text:p text:style-name="P10"><text:soft-page-break/>(Pamiętaj, że na wyższych poziomach, można wybrać zdolności z niższych poziomów. Czasami jest to najlepszy sposób, by uzyskać dokładnie taką postać, jakiej pragniesz. Jest to zwłaszcza prawdziwe odnośnie zdolności, które zapewniają umiejętności, które zazwyczaj można wybrać więcej niż jeden raz.)</text:p>
      <text:p text:style-name="P10">WOJOWNIK SZÓSTEGO POZIOMU</text:p>
      <text:p text:style-name="P10">Wybierz dwie ze zdolności z poniższej listy (lub z niższego poziomu) i dodaj je do swoich zdolności. Dodatkowo, możesz zamienić jedną ze zdolności niższego poziomu na inną z niższego poziomu.</text:p>
      <text:list xml:id="list819811522" text:style-name="L7">
        <text:list-item>
          <text:p text:style-name="P25">Broń i Cios</text:p>
        </text:list-item>
        <text:list-item>
          <text:p text:style-name="P25">Chwila Wspaniałości</text:p>
        </text:list-item>
        <text:list-item>
          <text:p text:style-name="P25">Morderca</text:p>
        </text:list-item>
        <text:list-item>
          <text:p text:style-name="P25">Ostateczny Cios</text:p>
        </text:list-item>
        <text:list-item>
          <text:p text:style-name="P25">Wielokrotny Atak</text:p>
        </text:list-item>
        <text:list-item>
          <text:p text:style-name="P25">Znowu i Znowu</text:p>
        </text:list-item>
      </text:list>
      <text:p text:style-name="P10">W ramce:</text:p>
      <text:p text:style-name="P10">PRZYKŁAD<text:span text:style-name="T18">OWY</text:span> WOJO<text:span text:style-name="T19">W</text:span>NIK</text:p>
      <text:p text:style-name="P10">Ray chce stworzyć Wojownika do współczesnej kampanii. Decyduje się on na byłego członka armii, który jest silny i szybki. 3 z wolnych punktów idą do Puli Mocy, a pozostałe 3 do Puli Szybkości. Jego Statystyki to teraz Moc 13, Szybkość 13 i Intelekt 8. Jako, że postać jest na 1-szym <text:s/>poziomie, jej Wysiłek to 1, jej Skupienie w Mocy to 1, a Skupienie w Szybkości i Intelekcie to 0. Jego postać nie jest szczególnie mądra lub charyzmatyczna. </text:p>
      <text:p text:style-name="P10">Chce on korzystać z dużego noża bojowego (średnia broń, która zadaje 4 punkty obrażeń) i .357 Magnum (ciężki pistolet, który zadaje 6 punktów obrażeń, ale wymaga dwóch rąk do korzystania). Ray decyduje się na nie noszenie żadnej zbroi, <text:span text:style-name="T15">gdyż nie pasuje to do settingu, tak więc, jako swoją pierwszą zdolność wybiera </text:span><text:span text:style-name="T4">Wyszkolony Bez Zbroi</text:span><text:span text:style-name="T12">, co ułatwia jego Obronę Szybkości. Jako drugą zdolność wybiera </text:span><text:span text:style-name="T5">Zdolności Bojowe</text:span><text:span text:style-name="T12">, by zadawać większe obrażenia swoim wielkim nożem. </text:span></text:p>
      <text:p text:style-name="P11"><text:span text:style-name="T8">Ray chce być zarówno szybki, jak i wytrzymały, wybiera więc </text:span><text:span text:style-name="T3">Ulepszone Skupienie</text:span><text:span text:style-name="T8">. Daje mu to Skupienie w Szybkości na 1. Jako ostatnią zdolność, wybiera </text:span><text:span text:style-name="T3">Umiejętności Fizyczne</text:span><text:span text:style-name="T8"> i wybiera pływanie i bieganie. </text:span></text:p>
      <text:p text:style-name="P12">Wojownik może mieć przy sobie maksymalnie 2 cyphery. GM decyduje, że pierwszy cypher Raya to pigułka, która regeneruje 6 punków Mocy po połknęciu, a jego drugi cypher to mały, łatwy do ukrycia granat, który eksploduje jak ognista bomba, gdy go się rzuci, zadając 3 punkty obrażeń wszystkim w bliskim zasięgu. </text:p>
      <text:p text:style-name="P11"><text:span text:style-name="T8">Ray dalej musi wybrać deskryptor i specjalizację. Przeglądając deskryptory, Ray wybiera </text:span><text:span text:style-name="T3">Silnego</text:span><text:span text:style-name="T8">, co zwiększa jego Pulę Mocy do 17. Jest także wytrenowany w skakaniu i niszczeniu przedmiotów. (Jeśli Ray wybrałby skakanie jako jedną ze swoich umiejętności fizycznych, teraz dzięki deskryptorowi byłby wyspecjalizowany w skakaniu, zamiast być wytrenowanym). Bycie </text:span><text:soft-page-break/><text:span text:style-name="T8">Islnym daje też Ray’owi dodatkową średnią bądź ciężką broń. Wybiera kij baseballowy, który przechowuje w bagażniku swojego auta. </text:span></text:p>
      <text:p text:style-name="P11"><text:span text:style-name="T8">Jako swoją specjalizację, Ray wybiera </text:span><text:span text:style-name="T3">Mistrzowsko Posługuje się Bronią</text:span><text:span text:style-name="T8">. Daje mu to kolejną broń wysokiej jakości. Wybiera dodatkowy nóż bojowy i pyta MG, czy może z niego korzystać w lewej ręce – nie do wykonywania ataków, lecz jako tarczę. To ułatwi jego rzuty na Obronę Szybkości, jeśli ma obydwie bronie w rękach (“tarcza” liczy się jako atut). MG się zgadza. Podczas gry, ciężko będzie trafić Wojownika Ray’a – kjest wytrenowany w rzutach na Obronę Szybkości, a jego dodatkowy nóż obniża rzuty o kolejny stopień. </text:span></text:p>
      <text:p text:style-name="P12">Dzięki jego specjalizacji, zadaje także dodatkowy 1 punkt obrażeń w walce swoją wybranąbronią. Teraz zadaje 6 punktów obrażeń swoim ostrzem. Postać Raya to śmiercionośny wojownik, zapewne rozpoczynający grę z reputacją jako walczący nożami.</text:p>
      <text:p text:style-name="P11"><text:span text:style-name="T8">Ako swój motyw fabularny, Ray wybiera </text:span><text:span text:style-name="T3">Pokonać Wroga</text:span><text:span text:style-name="T8">. Ten wróg, R ay decyduje, to nikt inny jak jego stary przyjaciel z armii, który wszedł na ścieżkę zł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reść_20_tekstu2" style:display-name="Treść tekstu2" style:family="paragraph" style:parent-style-name="Text_20_body"/>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27T08:57:13.172000000</meta:creation-date>
    <dc:date>2024-03-01T12:17:55.223000000</dc:date>
    <meta:editing-duration>PT1H11M37S</meta:editing-duration>
    <meta:editing-cycles>14</meta:editing-cycles>
    <meta:generator>LibreOffice/7.1.4.2$Windows_X86_64 LibreOffice_project/a529a4fab45b75fefc5b6226684193eb000654f6</meta:generator>
    <meta:document-statistic meta:table-count="2" meta:image-count="0" meta:object-count="0" meta:page-count="6" meta:paragraph-count="150" meta:word-count="1671" meta:character-count="10893" meta:non-whitespace-character-count="9407"/>
  </office:meta>
</office:document-meta>
</file>